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推迟离校申请表</text:p>
      <text:p text:style-name="P1">本人是2009级北航计算机学院本科生，现已大四即将毕业，由于要代表北航参加2013年6月30日开始，在俄罗斯圣彼得堡举办的ACM-ICPC 国际大学生程序设计竞赛全球总决赛，而2013年大四毕业生的离校时间是6月24日，因此需要推迟毕业离校等手续到比赛结束，即7月9日离校，以免不必要的麻烦，望学校同意。</text:p>
      <text:p text:style-name="P1"/>
      <text:p text:style-name="P2">申请人： <text:s text:c="6"/>杨博洋</text:p>
      <text:p text:style-name="P2">学号：39061512</text:p>
      <text:p text:style-name="P2">申请人签字</text:p>
      <text:p text:style-name="P2"/>
      <text:p text:style-name="P2"/>
      <text:p text:style-name="P2"/>
      <text:p text:style-name="P2">带队教练签字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y </meta:initial-creator>
    <meta:creation-date>2013-06-13T11:15:11</meta:creation-date>
    <dc:date>2013-06-13T11:39:40</dc:date>
    <dc:creator>barty </dc:creator>
    <meta:editing-duration>P0D</meta:editing-duration>
    <meta:editing-cycles>1</meta:editing-cycles>
    <meta:document-statistic meta:table-count="0" meta:image-count="0" meta:object-count="0" meta:page-count="1" meta:paragraph-count="6" meta:word-count="27" meta:character-count="195" meta:non-whitespace-character-count="211"/>
    <meta:generator>LibreOffice/3.5$Linux_X86_64 LibreOffice_project/350m1$Build-2</meta:generator>
  </office:meta>
</office:document-meta>
</file>